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Courier" svg:font-family="Courier"/>
    <style:font-face style:font-family-generic="roman" style:font-pitch="variable" style:name="Times New Roman" svg:font-family="'Times New Roman'"/>
    <style:font-face style:font-family-generic="system" style:font-pitch="variable" style:name="Arial Unicode MS" svg:font-family="'Arial Unicode MS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modern" style:font-pitch="fixed" style:name="Courier" svg:font-family="Courier"/>
  </office:font-face-decls>
  <office:automatic-styles>
    <style:style style:family="text" style:name="aadac63">
      <style:text-properties style:text-position="sub"/>
    </style:style>
    <style:style style:family="text" style:name="a99cafb">
      <style:text-properties fo:color="#800000" style:text-position="sub" xlink:href="http://www.spiegel.de/"/>
    </style:style>
    <style:style style:family="text" style:name="a48b8fd">
      <style:text-properties fo:background-color="#ffff00" fo:color="#800000" style:text-position="sub" xlink:href="http://www.spiegel.de/"/>
    </style:style>
    <style:style style:family="text" style:name="a775de2">
      <style:text-properties fo:color="#800000" style:text-position="sub" xlink:href="http://www.spiegel.de/"/>
    </style:style>
    <style:style style:family="text" style:name="aa1f263">
      <style:text-properties style:text-position="sub"/>
    </style:style>
    <style:style style:family="text" style:name="a8a0d37">
      <style:text-properties fo:color="#800000" xlink:href="http://www.heise.de/"/>
    </style:style>
    <style:style style:family="text" style:name="a8c3248">
      <style:text-properties style:font-name="Courier"/>
    </style:style>
    <style:style style:family="paragraph" style:name="a05c875" style:parent-style-name="Standard">
      <style:text-properties/>
    </style:style>
    <style:style style:family="text" style:name="afec1c5" style:parent-style-name="Internet_20_link">
      <style:text-properties style:font-name="Courier"/>
    </style:style>
    <style:style style:family="text" style:name="ab19a65">
      <style:text-properties fo:color="#800000" style:font-name="Courier" xlink:href="http://www.heise.de/"/>
    </style:style>
  </office:automatic-styles>
  <office:body>
    <office:text>
      <text:p text:style-name="a05c875"><text:span text:style-name="a8c3248">Co</text:span><text:a xlink:href="http://www.sueddeutsche.de/"><text:span text:style-name="Hyperlink">u</text:span><text:span text:style-name="Hyperlink">r</text:span></text:a><text:a xlink:href="http://www.heise.de/"><text:span text:style-name="ab19a65">i</text:span></text:a><text:a xlink:href="http://www.heise.de/"><text:span text:style-name="Internet_20_link">e</text:span></text:a>r<text:s/><text:span text:style-name="aa1f263">sub</text:span><text:a xlink:href="http://www.spiegel.de/"><text:span text:style-name="a775de2">s</text:span></text:a><text:a xlink:href="http://www.spiegel.de/"><text:span text:style-name="a48b8fd">c</text:span></text:a><text:a xlink:href="http://www.spiegel.de/"><text:span text:style-name="a99cafb">r</text:span></text:a><text:span text:style-name="aadac63">ipt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Courier" svg:font-family="Courier"/>
    <style:font-face style:font-family-generic="roman" style:font-pitch="variable" style:name="Times New Roman" svg:font-family="'Times New Roman'"/>
    <style:font-face style:font-family-generic="system" style:font-pitch="variable" style:name="Arial Unicode MS" svg:font-family="'Arial Unicode MS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modern" style:font-pitch="fixed" style:name="Courier" svg:font-family="Courier"/>
  </office:font-face-decls>
  <office:styles>
    <style:default-style style:family="paragraph">
      <style:text-properties fo:color="#000000" fo:country="US" fo:font-size="12.0pt" fo:language="en" style:font-name="Times New Roman" style:font-name-asian="Arial Unicode MS" style:font-name-complex="Tahoma" style:font-size-asian="12.0pt"/>
    </style:default-style>
    <style:style style:family="paragraph" style:name="Standard" style:parent-style-name="default_paragraph_style"/>
    <style:style style:display-name="Internet link" style:family="text" style:name="Internet_20_link" style:parent-style-name="default_character_style">
      <style:text-properties fo:color="#000080" fo:language="zxx" style:text-underline-style="solid"/>
    </style:style>
    <style:default-style style:family="graphic">
      <style:text-properties fo:country="US" fo:font-size="12.0pt" fo:language="en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48</dc:date>
    <meta:editing-cycles>2</meta:editing-cycles>
    <meta:editing-duration>PT0.022S</meta:editing-duration>
  </office:meta>
</office:document-meta>
</file>